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6.047cm"/>
    </style:style>
    <style:style style:name="co5" style:family="table-column">
      <style:table-column-properties fo:break-before="auto" style:column-width="2.231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66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9">
      <style:table-cell-properties style:rotation-align="none"/>
    </style:style>
    <style:style style:name="ce2" style:family="table-cell" style:parent-style-name="Default" style:data-style-name="N128">
      <style:table-cell-properties style:rotation-align="none"/>
    </style:style>
    <style:style style:name="ce3" style:family="table-cell" style:parent-style-name="Default" style:data-style-name="N128">
      <style:table-cell-properties style:rotation-align="none"/>
      <style:map style:condition="cell-content-is-between(-0.05,0.05)" style:apply-style-name="ConditionalStyle_5f_3" style:base-cell-address="Sheet1.H3"/>
    </style:style>
    <style:style style:name="ce4" style:family="table-cell" style:parent-style-name="Default" style:data-style-name="N128">
      <style:table-cell-properties style:rotation-align="none"/>
      <style:map style:condition="cell-content-is-between(-0.2,0.2)" style:apply-style-name="ConditionalStyle_5f_2" style:base-cell-address="Sheet1.L3"/>
      <style:map style:condition="cell-content-is-between(-0.05,0.05)" style:apply-style-name="ConditionalStyle_5f_1" style:base-cell-address="Sheet1.L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5"/>
          <table:table-cell office:value-type="float" office:value="44.1" calcext:value-type="float">
            <text:p>44,1</text:p>
          </table:table-cell>
          <table:table-cell office:value-type="string" calcext:value-type="string">
            <text:p>freq (KHz)</text:p>
          </table:table-cell>
          <table:table-cell office:value-type="string" calcext:value-type="string">
            <text:p>diff (%)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req (KHz)</text:p>
          </table:table-cell>
          <table:table-cell table:style-name="ce2" office:value-type="string" calcext:value-type="string">
            <text:p>diff (%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Refclock (KHz)</text:p>
          </table:table-cell>
          <table:table-cell office:value-type="string" calcext:value-type="string">
            <text:p>div (PREDV1) (1 ~ 16)</text:p>
          </table:table-cell>
          <table:table-cell office:value-type="string" calcext:value-type="string">
            <text:p>multiplier (PLL2MF) (8 ~ 16, 20)</text:p>
          </table:table-cell>
          <table:table-cell office:value-type="string" calcext:value-type="string">
            <text:p>KHz</text:p>
          </table:table-cell>
          <table:table-cell table:formula="of:=[.F1]*64" office:value-type="float" office:value="2822.4" calcext:value-type="float">
            <text:p>2822,4</text:p>
          </table:table-cell>
          <table:table-cell table:number-columns-repeated="3"/>
          <table:table-cell table:formula="of:=[.J1]*64" office:value-type="float" office:value="3072" calcext:value-type="float">
            <text:p>3072</text:p>
          </table:table-cell>
          <table:table-cell/>
          <table:table-cell table:style-name="ce2"/>
          <table:table-cell table:number-columns-repeated="5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$3]/[.C$3]*[.D3]*2" office:value-type="float" office:value="64000" calcext:value-type="float">
            <text:p>64000</text:p>
          </table:table-cell>
          <table:table-cell table:formula="of:=[.$E3]/[.F$2]" office:value-type="float" office:value="22.6757369614512" calcext:value-type="float">
            <text:p>22,6757369614512</text:p>
          </table:table-cell>
          <table:table-cell table:style-name="ce1" table:formula="of:=[.E3]/(64*ROUND([.F3];0))" office:value-type="float" office:value="43.4782608695652" calcext:value-type="float">
            <text:p>43,4783 </text:p>
          </table:table-cell>
          <table:table-cell table:style-name="ce3" table:formula="of:=(([.E3]/(64*ROUND([.F3]; 0)) / [.F$1]) - 1)*100" office:value-type="float" office:value="-1.40983929803805" calcext:value-type="float">
            <text:p>-1,410 </text:p>
          </table:table-cell>
          <table:table-cell/>
          <table:table-cell table:formula="of:=[.$E3]/[.J$2]" office:value-type="float" office:value="20.8333333333333" calcext:value-type="float">
            <text:p>20,8333333333333</text:p>
          </table:table-cell>
          <table:table-cell table:style-name="ce1" table:formula="of:=[.E3]/(64*ROUND([.J3]; 0))" office:value-type="float" office:value="47.6190476190476" calcext:value-type="float">
            <text:p>47,6190 </text:p>
          </table:table-cell>
          <table:table-cell table:style-name="ce4" table:formula="of:=(([.E3]/(64*ROUND([.J3]; 0)) / [.J$1]) - 1)*100" office:value-type="float" office:value="-0.793650793650791" calcext:value-type="float">
            <text:p>-0,794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B$3]/[.C$3]*[.D4]*2" office:value-type="float" office:value="72000" calcext:value-type="float">
            <text:p>72000</text:p>
          </table:table-cell>
          <table:table-cell table:formula="of:=[.$E4]/[.F$2]" office:value-type="float" office:value="25.5102040816327" calcext:value-type="float">
            <text:p>25,5102040816327</text:p>
          </table:table-cell>
          <table:table-cell table:style-name="ce1" table:formula="of:=[.E4]/(64*ROUND([.F4];0))" office:value-type="float" office:value="43.2692307692308" calcext:value-type="float">
            <text:p>43,2692 </text:p>
          </table:table-cell>
          <table:table-cell table:style-name="ce3" table:formula="of:=(([.E4]/(64*ROUND([.F4]; 0)) / [.F$1]) - 1)*100" office:value-type="float" office:value="-1.88383045525904" calcext:value-type="float">
            <text:p>-1,884 </text:p>
          </table:table-cell>
          <table:table-cell/>
          <table:table-cell table:formula="of:=[.$E4]/[.J$2]" office:value-type="float" office:value="23.4375" calcext:value-type="float">
            <text:p>23,4375</text:p>
          </table:table-cell>
          <table:table-cell table:style-name="ce1" table:formula="of:=[.E4]/(64*ROUND([.J4]; 0))" office:value-type="float" office:value="48.9130434782609" calcext:value-type="float">
            <text:p>48,9130 </text:p>
          </table:table-cell>
          <table:table-cell table:style-name="ce4" table:formula="of:=(([.E4]/(64*ROUND([.J4]; 0)) / [.J$1]) - 1)*100" office:value-type="float" office:value="1.90217391304348" calcext:value-type="float">
            <text:p>1,902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$3]/[.C$3]*[.D5]*2" office:value-type="float" office:value="80000" calcext:value-type="float">
            <text:p>80000</text:p>
          </table:table-cell>
          <table:table-cell table:formula="of:=[.$E5]/[.F$2]" office:value-type="float" office:value="28.3446712018141" calcext:value-type="float">
            <text:p>28,3446712018141</text:p>
          </table:table-cell>
          <table:table-cell table:style-name="ce1" table:formula="of:=[.E5]/(64*ROUND([.F5];0))" office:value-type="float" office:value="44.6428571428571" calcext:value-type="float">
            <text:p>44,6429 </text:p>
          </table:table-cell>
          <table:table-cell table:style-name="ce3" table:formula="of:=(([.E5]/(64*ROUND([.F5]; 0)) / [.F$1]) - 1)*100" office:value-type="float" office:value="1.23096857790737" calcext:value-type="float">
            <text:p>1,231 </text:p>
          </table:table-cell>
          <table:table-cell/>
          <table:table-cell table:formula="of:=[.$E5]/[.J$2]" office:value-type="float" office:value="26.0416666666667" calcext:value-type="float">
            <text:p>26,0416666666667</text:p>
          </table:table-cell>
          <table:table-cell table:style-name="ce1" table:formula="of:=[.E5]/(64*ROUND([.J5]; 0))" office:value-type="float" office:value="48.0769230769231" calcext:value-type="float">
            <text:p>48,0769 </text:p>
          </table:table-cell>
          <table:table-cell table:style-name="ce4" table:formula="of:=(([.E5]/(64*ROUND([.J5]; 0)) / [.J$1]) - 1)*100" office:value-type="float" office:value="0.16025641025641" calcext:value-type="float">
            <text:p>0,160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B$3]/[.C$3]*[.D6]*2" office:value-type="float" office:value="88000" calcext:value-type="float">
            <text:p>88000</text:p>
          </table:table-cell>
          <table:table-cell table:formula="of:=[.$E6]/[.F$2]" office:value-type="float" office:value="31.1791383219955" calcext:value-type="float">
            <text:p>31,1791383219955</text:p>
          </table:table-cell>
          <table:table-cell table:style-name="ce1" table:formula="of:=[.E6]/(64*ROUND([.F6];0))" office:value-type="float" office:value="44.3548387096774" calcext:value-type="float">
            <text:p>44,3548 </text:p>
          </table:table-cell>
          <table:table-cell table:style-name="ce3" table:formula="of:=(([.E6]/(64*ROUND([.F6]; 0)) / [.F$1]) - 1)*100" office:value-type="float" office:value="0.577865554824064" calcext:value-type="float">
            <text:p>0,578 </text:p>
          </table:table-cell>
          <table:table-cell/>
          <table:table-cell table:formula="of:=[.$E6]/[.J$2]" office:value-type="float" office:value="28.6458333333333" calcext:value-type="float">
            <text:p>28,6458333333333</text:p>
          </table:table-cell>
          <table:table-cell table:style-name="ce1" table:formula="of:=[.E6]/(64*ROUND([.J6]; 0))" office:value-type="float" office:value="47.4137931034483" calcext:value-type="float">
            <text:p>47,4138 </text:p>
          </table:table-cell>
          <table:table-cell table:style-name="ce4" table:formula="of:=(([.E6]/(64*ROUND([.J6]; 0)) / [.J$1]) - 1)*100" office:value-type="float" office:value="-1.22126436781609" calcext:value-type="float">
            <text:p>-1,221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$3]/[.C$3]*[.D7]*2" office:value-type="float" office:value="96000" calcext:value-type="float">
            <text:p>96000</text:p>
          </table:table-cell>
          <table:table-cell table:formula="of:=[.$E7]/[.F$2]" office:value-type="float" office:value="34.0136054421769" calcext:value-type="float">
            <text:p>34,0136054421769</text:p>
          </table:table-cell>
          <table:table-cell table:style-name="ce1" table:formula="of:=[.E7]/(64*ROUND([.F7];0))" office:value-type="float" office:value="44.1176470588235" calcext:value-type="float">
            <text:p>44,1176 </text:p>
          </table:table-cell>
          <table:table-cell table:style-name="ce3" table:formula="of:=(([.E7]/(64*ROUND([.F7]; 0)) / [.F$1]) - 1)*100" office:value-type="float" office:value="0.0400160064025545" calcext:value-type="float">
            <text:p>0,040 </text:p>
          </table:table-cell>
          <table:table-cell/>
          <table:table-cell table:formula="of:=[.$E7]/[.J$2]" office:value-type="float" office:value="31.25" calcext:value-type="float">
            <text:p>31,25</text:p>
          </table:table-cell>
          <table:table-cell table:style-name="ce1" table:formula="of:=[.E7]/(64*ROUND([.J7]; 0))" office:value-type="float" office:value="48.3870967741936" calcext:value-type="float">
            <text:p>48,3871 </text:p>
          </table:table-cell>
          <table:table-cell table:style-name="ce4" table:formula="of:=(([.E7]/(64*ROUND([.J7]; 0)) / [.J$1]) - 1)*100" office:value-type="float" office:value="0.806451612903225" calcext:value-type="float">
            <text:p>0,806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B$3]/[.C$3]*[.D8]*2" office:value-type="float" office:value="104000" calcext:value-type="float">
            <text:p>104000</text:p>
          </table:table-cell>
          <table:table-cell table:formula="of:=[.$E8]/[.F$2]" office:value-type="float" office:value="36.8480725623583" calcext:value-type="float">
            <text:p>36,8480725623583</text:p>
          </table:table-cell>
          <table:table-cell table:style-name="ce1" table:formula="of:=[.E8]/(64*ROUND([.F8];0))" office:value-type="float" office:value="43.9189189189189" calcext:value-type="float">
            <text:p>43,9189 </text:p>
          </table:table-cell>
          <table:table-cell table:style-name="ce3" table:formula="of:=(([.E8]/(64*ROUND([.F8]; 0)) / [.F$1]) - 1)*100" office:value-type="float" office:value="-0.410614696328981" calcext:value-type="float">
            <text:p>-0,411 </text:p>
          </table:table-cell>
          <table:table-cell/>
          <table:table-cell table:formula="of:=[.$E8]/[.J$2]" office:value-type="float" office:value="33.8541666666667" calcext:value-type="float">
            <text:p>33,8541666666667</text:p>
          </table:table-cell>
          <table:table-cell table:style-name="ce1" table:formula="of:=[.E8]/(64*ROUND([.J8]; 0))" office:value-type="float" office:value="47.7941176470588" calcext:value-type="float">
            <text:p>47,7941 </text:p>
          </table:table-cell>
          <table:table-cell table:style-name="ce4" table:formula="of:=(([.E8]/(64*ROUND([.J8]; 0)) / [.J$1]) - 1)*100" office:value-type="float" office:value="-0.428921568627449" calcext:value-type="float">
            <text:p>-0,429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B$3]/[.C$3]*[.D9]*2" office:value-type="float" office:value="112000" calcext:value-type="float">
            <text:p>112000</text:p>
          </table:table-cell>
          <table:table-cell table:formula="of:=[.$E9]/[.F$2]" office:value-type="float" office:value="39.6825396825397" calcext:value-type="float">
            <text:p>39,6825396825397</text:p>
          </table:table-cell>
          <table:table-cell table:style-name="ce1" table:formula="of:=[.E9]/(64*ROUND([.F9];0))" office:value-type="float" office:value="43.75" calcext:value-type="float">
            <text:p>43,7500 </text:p>
          </table:table-cell>
          <table:table-cell table:style-name="ce3" table:formula="of:=(([.E9]/(64*ROUND([.F9]; 0)) / [.F$1]) - 1)*100" office:value-type="float" office:value="-0.793650793650802" calcext:value-type="float">
            <text:p>-0,794 </text:p>
          </table:table-cell>
          <table:table-cell/>
          <table:table-cell table:formula="of:=[.$E9]/[.J$2]" office:value-type="float" office:value="36.4583333333333" calcext:value-type="float">
            <text:p>36,4583333333333</text:p>
          </table:table-cell>
          <table:table-cell table:style-name="ce1" table:formula="of:=[.E9]/(64*ROUND([.J9]; 0))" office:value-type="float" office:value="48.6111111111111" calcext:value-type="float">
            <text:p>48,6111 </text:p>
          </table:table-cell>
          <table:table-cell table:style-name="ce4" table:formula="of:=(([.E9]/(64*ROUND([.J9]; 0)) / [.J$1]) - 1)*100" office:value-type="float" office:value="1.27314814814816" calcext:value-type="float">
            <text:p>1,273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B$3]/[.C$3]*[.D10]*2" office:value-type="float" office:value="120000" calcext:value-type="float">
            <text:p>120000</text:p>
          </table:table-cell>
          <table:table-cell table:formula="of:=[.$E10]/[.F$2]" office:value-type="float" office:value="42.5170068027211" calcext:value-type="float">
            <text:p>42,5170068027211</text:p>
          </table:table-cell>
          <table:table-cell table:style-name="ce1" table:formula="of:=[.E10]/(64*ROUND([.F10];0))" office:value-type="float" office:value="43.6046511627907" calcext:value-type="float">
            <text:p>43,6047 </text:p>
          </table:table-cell>
          <table:table-cell table:style-name="ce3" table:formula="of:=(([.E10]/(64*ROUND([.F10]; 0)) / [.F$1]) - 1)*100" office:value-type="float" office:value="-1.1232399936719" calcext:value-type="float">
            <text:p>-1,123 </text:p>
          </table:table-cell>
          <table:table-cell/>
          <table:table-cell table:formula="of:=[.$E10]/[.J$2]" office:value-type="float" office:value="39.0625" calcext:value-type="float">
            <text:p>39,0625</text:p>
          </table:table-cell>
          <table:table-cell table:style-name="ce1" table:formula="of:=[.E10]/(64*ROUND([.J10]; 0))" office:value-type="float" office:value="48.0769230769231" calcext:value-type="float">
            <text:p>48,0769 </text:p>
          </table:table-cell>
          <table:table-cell table:style-name="ce4" table:formula="of:=(([.E10]/(64*ROUND([.J10]; 0)) / [.J$1]) - 1)*100" office:value-type="float" office:value="0.16025641025641" calcext:value-type="float">
            <text:p>0,160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B$3]/[.C$3]*[.D11]*2" office:value-type="float" office:value="128000" calcext:value-type="float">
            <text:p>128000</text:p>
          </table:table-cell>
          <table:table-cell table:formula="of:=[.$E11]/[.F$2]" office:value-type="float" office:value="45.3514739229025" calcext:value-type="float">
            <text:p>45,3514739229025</text:p>
          </table:table-cell>
          <table:table-cell table:style-name="ce1" table:formula="of:=[.E11]/(64*ROUND([.F11];0))" office:value-type="float" office:value="44.4444444444444" calcext:value-type="float">
            <text:p>44,4444 </text:p>
          </table:table-cell>
          <table:table-cell table:style-name="ce3" table:formula="of:=(([.E11]/(64*ROUND([.F11]; 0)) / [.F$1]) - 1)*100" office:value-type="float" office:value="0.781053162005541" calcext:value-type="float">
            <text:p>0,781 </text:p>
          </table:table-cell>
          <table:table-cell/>
          <table:table-cell table:formula="of:=[.$E11]/[.J$2]" office:value-type="float" office:value="41.6666666666667" calcext:value-type="float">
            <text:p>41,6666666666667</text:p>
          </table:table-cell>
          <table:table-cell table:style-name="ce1" table:formula="of:=[.E11]/(64*ROUND([.J11]; 0))" office:value-type="float" office:value="47.6190476190476" calcext:value-type="float">
            <text:p>47,6190 </text:p>
          </table:table-cell>
          <table:table-cell table:style-name="ce4" table:formula="of:=(([.E11]/(64*ROUND([.J11]; 0)) / [.J$1]) - 1)*100" office:value-type="float" office:value="-0.793650793650791" calcext:value-type="float">
            <text:p>-0,794 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B$3]/[.C$3]*[.D12]*2" office:value-type="float" office:value="160000" calcext:value-type="float">
            <text:p>160000</text:p>
          </table:table-cell>
          <table:table-cell table:formula="of:=[.$E12]/[.F$2]" office:value-type="float" office:value="56.6893424036281" calcext:value-type="float">
            <text:p>56,6893424036281</text:p>
          </table:table-cell>
          <table:table-cell table:style-name="ce1" table:formula="of:=[.E12]/(64*ROUND([.F12];0))" office:value-type="float" office:value="43.859649122807" calcext:value-type="float">
            <text:p>43,8596 </text:p>
          </table:table-cell>
          <table:table-cell table:style-name="ce3" table:formula="of:=(([.E12]/(64*ROUND([.F12]; 0)) / [.F$1]) - 1)*100" office:value-type="float" office:value="-0.545013326968213" calcext:value-type="float">
            <text:p>-0,545 </text:p>
          </table:table-cell>
          <table:table-cell/>
          <table:table-cell table:formula="of:=[.$E12]/[.J$2]" office:value-type="float" office:value="52.0833333333333" calcext:value-type="float">
            <text:p>52,0833333333333</text:p>
          </table:table-cell>
          <table:table-cell table:style-name="ce1" table:formula="of:=[.E12]/(64*ROUND([.J12]; 0))" office:value-type="float" office:value="48.0769230769231" calcext:value-type="float">
            <text:p>48,0769 </text:p>
          </table:table-cell>
          <table:table-cell table:style-name="ce4" table:formula="of:=(([.E12]/(64*ROUND([.J12]; 0)) / [.J$1]) - 1)*100" office:value-type="float" office:value="0.16025641025641" calcext:value-type="float">
            <text:p>0,160 </text:p>
          </table:table-cell>
          <table:table-cell table:number-columns-repeated="5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H3:Sheet1.H12">
            <calcext:condition calcext:apply-style-name="ConditionalStyle_3" calcext:value="between(-0.05,0.05)" calcext:base-cell-address="Sheet1.H3"/>
          </calcext:conditional-format>
          <calcext:conditional-format calcext:target-range-address="Sheet1.L3:Sheet1.L12">
            <calcext:condition calcext:apply-style-name="ConditionalStyle_2" calcext:value="between(-0.2,0.2)" calcext:base-cell-address="Sheet1.L3"/>
            <calcext:condition calcext:apply-style-name="ConditionalStyle_1" calcext:value="between(-0.05,0.05)" calcext:base-cell-address="Sheet1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3" number:min-decimal-places="3" number:min-integer-digits="1"/>
      <number:text> </number:text>
    </number:number-style>
    <number:number-style style:name="N129">
      <number:number number:decimal-places="4" number:min-decimal-places="4" number:min-integer-digits="1"/>
      <number:text> </number:text>
    </number:number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size-asian="11pt" style:font-name-complex="游ゴシック" style:font-family-complex="游ゴシック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sushi</meta:initial-creator>
    <dc:creator>atsushi</dc:creator>
    <meta:creation-date>2019-12-28T05:52:17</meta:creation-date>
    <dc:date>2020-01-06T13:34:01</dc:date>
    <meta:generator>LibreOffice/7.0.3.1$Linux_X86_64 LibreOffice_project/00$Build-1</meta:generator>
    <meta:document-statistic meta:table-count="1" meta:cell-count="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